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a5670" officeooo:paragraph-rsid="000a5670"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8pt" fo:font-weight="normal" officeooo:rsid="000a5670" officeooo:paragraph-rsid="000a5670"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b11c7" officeooo:paragraph-rsid="000b11c7"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11c7" officeooo:paragraph-rsid="000b11c7"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normal" officeooo:rsid="000b11c7" officeooo:paragraph-rsid="000b11c7" style:font-size-asian="15.75pt" style:font-weight-asian="normal" style:font-size-complex="18pt"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ientCare</text:p>
      <text:p text:style-name="P1"/>
      <text:p text:style-name="P2">The number of persons using android phones are increasing.Availing services such as patient registration,making an appointment for a specific doctor and getting updates on whether they are absent and also accessing his/her medical reports can reduce the need to call hospitals to access these services.Providing an easily understandable Mobile Application having simple minimalistic UI desgn helps Mobile Phone users of all age.</text:p>
      <text:p text:style-name="P2"/>
      <text:p text:style-name="P4">Patient Registration</text:p>
      <text:p text:style-name="P5">Patients can directly register using the application without waiting at hospital awaiting their turns and to necessarily fill the details.All the information Provided will be saved in a database from which queries are applied to obtain the necessary details on the person.A One Time Password(OTP) is used here so that the details entered are authentic and are not fake.OTP can be used to ensure false registrations and also to ensure registration is done to the full consent of the patient.</text:p>
      <text:p text:style-name="P5"/>
      <text:p text:style-name="P3"><text:span text:style-name="T1">Making Appointment and Viewing all appointments</text:span>(Not Developed yet)</text:p>
      <text:p text:style-name="P5">Patients can directly make appointments using the mobile application without calling or going to the hospital.And also he/she can see all the appointments made through the application.Hospitals can notify changes in the schedules of appointments easily without any errors to all those patients to whom it concern in an economical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1:14:15.800123135</meta:creation-date>
    <dc:date>2017-11-20T01:33:14.227266998</dc:date>
    <meta:editing-duration>PT8M48S</meta:editing-duration>
    <meta:editing-cycles>1</meta:editing-cycles>
    <meta:document-statistic meta:table-count="0" meta:image-count="0" meta:object-count="0" meta:page-count="1" meta:paragraph-count="6" meta:word-count="204" meta:character-count="1349" meta:non-whitespace-character-count="1151"/>
    <meta:generator>LibreOffice/5.1.6.2$Linux_X86_64 LibreOffice_project/10m0$Build-2</meta:generator>
  </office:meta>
</office:document-meta>
</file>